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0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8283940948598" calcext:value-type="float">
            <text:p>-0.538283940948598</text:p>
          </table:table-cell>
          <table:table-cell office:value-type="float" office:value="0.317247765209448" calcext:value-type="float">
            <text:p>0.317247765209448</text:p>
          </table:table-cell>
          <table:table-cell office:value-type="float" office:value="0.122186490077595" calcext:value-type="float">
            <text:p>0.122186490077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9696706822006" calcext:value-type="float">
            <text:p>-0.539696706822006</text:p>
          </table:table-cell>
          <table:table-cell office:value-type="float" office:value="0.331540633762755" calcext:value-type="float">
            <text:p>0.331540633762755</text:p>
          </table:table-cell>
          <table:table-cell office:value-type="float" office:value="0.106329656796908" calcext:value-type="float">
            <text:p>0.106329656796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64940923029463" calcext:value-type="float">
            <text:p>-0.564940923029463</text:p>
          </table:table-cell>
          <table:table-cell office:value-type="float" office:value="0.307730932415584" calcext:value-type="float">
            <text:p>0.307730932415584</text:p>
          </table:table-cell>
          <table:table-cell office:value-type="float" office:value="0.129020342059487" calcext:value-type="float">
            <text:p>0.129020342059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76912872903249" calcext:value-type="float">
            <text:p>-0.576912872903249</text:p>
          </table:table-cell>
          <table:table-cell office:value-type="float" office:value="0.351306856826124" calcext:value-type="float">
            <text:p>0.351306856826124</text:p>
          </table:table-cell>
          <table:table-cell office:value-type="float" office:value="0.175599314260153" calcext:value-type="float">
            <text:p>0.175599314260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49574693153557" calcext:value-type="float">
            <text:p>-0.649574693153557</text:p>
          </table:table-cell>
          <table:table-cell office:value-type="float" office:value="0.333321279802796" calcext:value-type="float">
            <text:p>0.333321279802796</text:p>
          </table:table-cell>
          <table:table-cell office:value-type="float" office:value="0.095079316359036" calcext:value-type="float">
            <text:p>0.095079316359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4081528534587" calcext:value-type="float">
            <text:p>-0.524081528534587</text:p>
          </table:table-cell>
          <table:table-cell office:value-type="float" office:value="0.312123252287021" calcext:value-type="float">
            <text:p>0.312123252287021</text:p>
          </table:table-cell>
          <table:table-cell office:value-type="float" office:value="0.157998021834261" calcext:value-type="float">
            <text:p>0.157998021834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3236437299593" calcext:value-type="float">
            <text:p>-0.523236437299593</text:p>
          </table:table-cell>
          <table:table-cell office:value-type="float" office:value="0.306446856199091" calcext:value-type="float">
            <text:p>0.306446856199091</text:p>
          </table:table-cell>
          <table:table-cell office:value-type="float" office:value="0.114737206332558" calcext:value-type="float">
            <text:p>0.114737206332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6157783570791" calcext:value-type="float">
            <text:p>-0.536157783570791</text:p>
          </table:table-cell>
          <table:table-cell office:value-type="float" office:value="0.31324389369458" calcext:value-type="float">
            <text:p>0.31324389369458</text:p>
          </table:table-cell>
          <table:table-cell office:value-type="float" office:value="0.1310821585948" calcext:value-type="float">
            <text:p>0.131082158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7208334358794" calcext:value-type="float">
            <text:p>-0.537208334358794</text:p>
          </table:table-cell>
          <table:table-cell office:value-type="float" office:value="0.31463350911009" calcext:value-type="float">
            <text:p>0.31463350911009</text:p>
          </table:table-cell>
          <table:table-cell office:value-type="float" office:value="0.122878827390594" calcext:value-type="float">
            <text:p>0.122878827390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0329157013498" calcext:value-type="float">
            <text:p>-0.530329157013498</text:p>
          </table:table-cell>
          <table:table-cell office:value-type="float" office:value="0.309203332678282" calcext:value-type="float">
            <text:p>0.309203332678282</text:p>
          </table:table-cell>
          <table:table-cell office:value-type="float" office:value="0.140537619128308" calcext:value-type="float">
            <text:p>0.140537619128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6818790883102" calcext:value-type="float">
            <text:p>-0.536818790883102</text:p>
          </table:table-cell>
          <table:table-cell office:value-type="float" office:value="0.336535661563165" calcext:value-type="float">
            <text:p>0.336535661563165</text:p>
          </table:table-cell>
          <table:table-cell office:value-type="float" office:value="0.106892250695525" calcext:value-type="float">
            <text:p>0.106892250695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2338705713529" calcext:value-type="float">
            <text:p>-0.542338705713529</text:p>
          </table:table-cell>
          <table:table-cell office:value-type="float" office:value="0.305419351910183" calcext:value-type="float">
            <text:p>0.305419351910183</text:p>
          </table:table-cell>
          <table:table-cell office:value-type="float" office:value="0.173051163375883" calcext:value-type="float">
            <text:p>0.173051163375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8990623376484" calcext:value-type="float">
            <text:p>-0.548990623376484</text:p>
          </table:table-cell>
          <table:table-cell office:value-type="float" office:value="0.30884187075406" calcext:value-type="float">
            <text:p>0.30884187075406</text:p>
          </table:table-cell>
          <table:table-cell office:value-type="float" office:value="0.17452857786074" calcext:value-type="float">
            <text:p>0.17452857786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3116608718937" calcext:value-type="float">
            <text:p>-0.553116608718937</text:p>
          </table:table-cell>
          <table:table-cell office:value-type="float" office:value="0.300551264651013" calcext:value-type="float">
            <text:p>0.300551264651013</text:p>
          </table:table-cell>
          <table:table-cell office:value-type="float" office:value="0.18360422932189" calcext:value-type="float">
            <text:p>0.18360422932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1508117867073" calcext:value-type="float">
            <text:p>-0.541508117867073</text:p>
          </table:table-cell>
          <table:table-cell office:value-type="float" office:value="0.307656182189991" calcext:value-type="float">
            <text:p>0.307656182189991</text:p>
          </table:table-cell>
          <table:table-cell office:value-type="float" office:value="0.184217237803535" calcext:value-type="float">
            <text:p>0.184217237803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3259496834228" calcext:value-type="float">
            <text:p>-0.553259496834228</text:p>
          </table:table-cell>
          <table:table-cell office:value-type="float" office:value="0.316175602884743" calcext:value-type="float">
            <text:p>0.316175602884743</text:p>
          </table:table-cell>
          <table:table-cell office:value-type="float" office:value="0.178114819460575" calcext:value-type="float">
            <text:p>0.178114819460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8979350249178" calcext:value-type="float">
            <text:p>-0.548979350249178</text:p>
          </table:table-cell>
          <table:table-cell office:value-type="float" office:value="0.317343893762978" calcext:value-type="float">
            <text:p>0.317343893762978</text:p>
          </table:table-cell>
          <table:table-cell office:value-type="float" office:value="0.18606387253668" calcext:value-type="float">
            <text:p>0.1860638725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8272429152873" calcext:value-type="float">
            <text:p>-0.548272429152873</text:p>
          </table:table-cell>
          <table:table-cell office:value-type="float" office:value="0.320514062531435" calcext:value-type="float">
            <text:p>0.320514062531435</text:p>
          </table:table-cell>
          <table:table-cell office:value-type="float" office:value="0.174014920378516" calcext:value-type="float">
            <text:p>0.1740149203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9293814532055" calcext:value-type="float">
            <text:p>-0.549293814532055</text:p>
          </table:table-cell>
          <table:table-cell office:value-type="float" office:value="0.310537108838557" calcext:value-type="float">
            <text:p>0.310537108838557</text:p>
          </table:table-cell>
          <table:table-cell office:value-type="float" office:value="0.182139813748181" calcext:value-type="float">
            <text:p>0.182139813748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8224585456858" calcext:value-type="float">
            <text:p>-0.558224585456858</text:p>
          </table:table-cell>
          <table:table-cell office:value-type="float" office:value="0.310441108330612" calcext:value-type="float">
            <text:p>0.310441108330612</text:p>
          </table:table-cell>
          <table:table-cell office:value-type="float" office:value="0.184308448680391" calcext:value-type="float">
            <text:p>0.184308448680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406532770543" calcext:value-type="float">
            <text:p>-1.07406532770543</text:p>
          </table:table-cell>
          <table:table-cell office:value-type="float" office:value="0.817669737210312" calcext:value-type="float">
            <text:p>0.817669737210312</text:p>
          </table:table-cell>
          <table:table-cell office:value-type="float" office:value="0.153307608996201" calcext:value-type="float">
            <text:p>0.153307608996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93260034852195" calcext:value-type="float">
            <text:p>-0.593260034852195</text:p>
          </table:table-cell>
          <table:table-cell office:value-type="float" office:value="0.316197678842579" calcext:value-type="float">
            <text:p>0.316197678842579</text:p>
          </table:table-cell>
          <table:table-cell office:value-type="float" office:value="0.171638049585311" calcext:value-type="float">
            <text:p>0.171638049585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450704595365" calcext:value-type="float">
            <text:p>-0.50450704595365</text:p>
          </table:table-cell>
          <table:table-cell office:value-type="float" office:value="0.321618351282099" calcext:value-type="float">
            <text:p>0.321618351282099</text:p>
          </table:table-cell>
          <table:table-cell office:value-type="float" office:value="0.070699274998724" calcext:value-type="float">
            <text:p>0.070699274998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34543204891319" calcext:value-type="float">
            <text:p>-0.534543204891319</text:p>
          </table:table-cell>
          <table:table-cell table:style-name="ce1" office:value-type="float" office:value="0.292294826519606" calcext:value-type="float">
            <text:p>0.292294826519606</text:p>
          </table:table-cell>
          <table:table-cell table:style-name="ce1" office:value-type="float" office:value="0.072947143837474" calcext:value-type="float">
            <text:p>0.072947143837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38702649496981" calcext:value-type="float">
            <text:p>-0.538702649496981</text:p>
          </table:table-cell>
          <table:table-cell table:style-name="ce1" office:value-type="float" office:value="0.305884503630965" calcext:value-type="float">
            <text:p>0.305884503630965</text:p>
          </table:table-cell>
          <table:table-cell table:style-name="ce1" office:value-type="float" office:value="0.08284484028305" calcext:value-type="float">
            <text:p>0.08284484028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41585558224852" calcext:value-type="float">
            <text:p>-0.541585558224852</text:p>
          </table:table-cell>
          <table:table-cell table:style-name="ce1" office:value-type="float" office:value="0.31200350170072" calcext:value-type="float">
            <text:p>0.31200350170072</text:p>
          </table:table-cell>
          <table:table-cell table:style-name="ce1" office:value-type="float" office:value="0.06433324251007" calcext:value-type="float">
            <text:p>0.06433324251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48760972976113" calcext:value-type="float">
            <text:p>-0.548760972976113</text:p>
          </table:table-cell>
          <table:table-cell table:style-name="ce1" office:value-type="float" office:value="0.319165288539508" calcext:value-type="float">
            <text:p>0.319165288539508</text:p>
          </table:table-cell>
          <table:table-cell table:style-name="ce1" office:value-type="float" office:value="0.059915380299659" calcext:value-type="float">
            <text:p>0.059915380299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47979613391803" calcext:value-type="float">
            <text:p>-0.547979613391803</text:p>
          </table:table-cell>
          <table:table-cell table:style-name="ce1" office:value-type="float" office:value="0.31655950202308" calcext:value-type="float">
            <text:p>0.31655950202308</text:p>
          </table:table-cell>
          <table:table-cell table:style-name="ce1" office:value-type="float" office:value="0.060645794257444" calcext:value-type="float">
            <text:p>0.06064579425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39155751964753" calcext:value-type="float">
            <text:p>-0.539155751964753</text:p>
          </table:table-cell>
          <table:table-cell table:style-name="ce1" office:value-type="float" office:value="0.320681005474155" calcext:value-type="float">
            <text:p>0.320681005474155</text:p>
          </table:table-cell>
          <table:table-cell table:style-name="ce1" office:value-type="float" office:value="0.056277527986727" calcext:value-type="float">
            <text:p>0.056277527986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524151011040841" calcext:value-type="float">
            <text:p>-0.524151011040841</text:p>
          </table:table-cell>
          <table:table-cell table:style-name="ce1" office:value-type="float" office:value="0.316603514368915" calcext:value-type="float">
            <text:p>0.316603514368915</text:p>
          </table:table-cell>
          <table:table-cell table:style-name="ce1" office:value-type="float" office:value="0.068634964177775" calcext:value-type="float">
            <text:p>0.068634964177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4:.B30])" office:value-type="float" office:value="-0.539268394569523" calcext:value-type="float">
            <text:p>-0.539268394569523</text:p>
          </table:table-cell>
          <table:table-cell table:formula="of:=AVERAGE([.C24:.C30])" office:value-type="float" office:value="0.311884591750993" calcext:value-type="float">
            <text:p>0.311884591750993</text:p>
          </table:table-cell>
          <table:table-cell table:formula="of:=AVERAGE([.D24:.D30])" office:value-type="float" office:value="0.0665141276217427" calcext:value-type="float">
            <text:p>0.066514127621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5T15:50:09.113418407</dc:date>
    <meta:editing-duration>PT19M10S</meta:editing-duration>
    <meta:editing-cycles>1</meta:editing-cycles>
    <meta:document-statistic meta:table-count="1" meta:cell-count="123" meta:object-count="0"/>
    <meta:generator>LibreOffice/6.4.7.2$Linux_X86_64 LibreOffice_project/40$Build-2</meta:generator>
  </office:meta>
</office:document-meta>
</file>